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6c4c9" officeooo:paragraph-rsid="0006c4c9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0484b52" officeooo:paragraph-rsid="00484b52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06c4c9"/>
    </style:style>
    <style:style style:name="P5" style:family="paragraph" style:parent-style-name="Text_20_body">
      <style:paragraph-properties fo:text-align="justify" style:justify-single-word="false"/>
      <style:text-properties officeooo:paragraph-rsid="002681aa"/>
    </style:style>
    <style:style style:name="P6" style:family="paragraph" style:parent-style-name="Text_20_body">
      <style:paragraph-properties fo:text-align="justify" style:justify-single-word="false"/>
      <style:text-properties officeooo:paragraph-rsid="00694688"/>
    </style:style>
    <style:style style:name="P7" style:family="paragraph" style:parent-style-name="Text_20_body">
      <style:paragraph-properties fo:text-align="justify" style:justify-single-word="false"/>
      <style:text-properties officeooo:rsid="0006c4c9" officeooo:paragraph-rsid="0006c4c9"/>
    </style:style>
    <style:style style:name="P8" style:family="paragraph" style:parent-style-name="Text_20_body">
      <style:paragraph-properties fo:text-align="justify" style:justify-single-word="false"/>
      <style:text-properties officeooo:rsid="0006c4c9" officeooo:paragraph-rsid="002c0df9"/>
    </style:style>
    <style:style style:name="P9" style:family="paragraph" style:parent-style-name="Text_20_body">
      <style:paragraph-properties fo:text-align="justify" style:justify-single-word="false"/>
      <style:text-properties officeooo:rsid="0006c4c9" officeooo:paragraph-rsid="006f2b84"/>
    </style:style>
    <style:style style:name="P10" style:family="paragraph" style:parent-style-name="Text_20_body">
      <style:paragraph-properties fo:text-align="center" style:justify-single-word="false" fo:padding="0.49mm" fo:border="0.06pt solid #000000" style:shadow="#808080 1.76mm 1.76mm"/>
      <style:text-properties fo:font-weight="bold" officeooo:rsid="000057c8" officeooo:paragraph-rsid="000057c8" style:font-weight-asian="bold" style:font-weight-complex="bold"/>
    </style:style>
    <style:style style:name="P11" style:family="paragraph" style:parent-style-name="Text_20_body">
      <style:paragraph-properties fo:text-align="center" style:justify-single-word="false" fo:padding="0.49mm" fo:border="0.06pt solid #000000" style:shadow="#808080 1.76mm 1.76mm"/>
      <style:text-properties fo:font-weight="bold" officeooo:rsid="0001f785" officeooo:paragraph-rsid="00484b52" style:font-weight-asian="bold" style:font-weight-complex="bold"/>
    </style:style>
    <style:style style:name="P12" style:family="paragraph" style:parent-style-name="Text_20_body" style:master-page-name="">
      <loext:graphic-properties draw:fill="none"/>
      <style:paragraph-properties fo:margin-left="0mm" fo:margin-right="0mm" fo:margin-top="0mm" fo:margin-bottom="2.47mm" loext:contextual-spacing="false" fo:line-height="115%" fo:text-align="justify" style:justify-single-word="false" fo:text-indent="13mm" style:auto-text-indent="false" style:page-number="auto" fo:background-color="transparent"/>
      <style:text-properties officeooo:rsid="000476c3" officeooo:paragraph-rsid="0049880b"/>
    </style:style>
    <style:style style:name="P13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align="justify" style:justify-single-word="false" fo:text-indent="13mm" style:auto-text-indent="false" fo:background-color="transparent"/>
      <style:text-properties officeooo:rsid="0049880b" officeooo:paragraph-rsid="0049880b"/>
    </style:style>
    <style:style style:name="P14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align="justify" style:justify-single-word="false" fo:text-indent="13mm" style:auto-text-indent="false" fo:background-color="transparent"/>
      <style:text-properties fo:font-weight="bold" officeooo:rsid="004ed2dc" officeooo:paragraph-rsid="004ed2dc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  <style:text-properties officeooo:paragraph-rsid="0078797a"/>
    </style:style>
    <style:style style:name="P16" style:family="paragraph" style:parent-style-name="Text_20_body">
      <style:paragraph-properties fo:text-align="justify" style:justify-single-word="false"/>
      <style:text-properties fo:font-style="italic" officeooo:paragraph-rsid="0049a36b" style:font-style-asian="italic" style:font-style-complex="italic"/>
    </style:style>
    <style:style style:name="P17" style:family="paragraph" style:parent-style-name="Text_20_body">
      <style:paragraph-properties fo:text-align="justify" style:justify-single-word="false"/>
      <style:text-properties fo:font-style="normal" fo:font-weight="normal" officeooo:rsid="008195af" officeooo:paragraph-rsid="008195af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42796" style:font-style-asian="italic" style:font-style-complex="italic"/>
    </style:style>
    <style:style style:name="T3" style:family="text">
      <style:text-properties fo:font-style="italic" fo:font-weight="normal" officeooo:rsid="0049880b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4d12af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714cbe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solid" style:text-underline-type="double" style:text-underline-width="auto" style:text-underline-color="font-color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06c4c9"/>
    </style:style>
    <style:style style:name="T9" style:family="text">
      <style:text-properties officeooo:rsid="001a87a7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06c4c9"/>
    </style:style>
    <style:style style:name="T12" style:family="text">
      <style:text-properties officeooo:rsid="001fc6ba"/>
    </style:style>
    <style:style style:name="T13" style:family="text">
      <style:text-properties style:text-underline-style="solid" style:text-underline-type="double" style:text-underline-width="auto" style:text-underline-color="font-color"/>
    </style:style>
    <style:style style:name="T14" style:family="text">
      <style:text-properties style:text-underline-style="solid" style:text-underline-type="double" style:text-underline-width="auto" style:text-underline-color="font-color" officeooo:rsid="001fc6ba"/>
    </style:style>
    <style:style style:name="T15" style:family="text">
      <style:text-properties style:text-underline-style="solid" style:text-underline-type="double" style:text-underline-width="auto" style:text-underline-color="font-color" officeooo:rsid="0006c4c9"/>
    </style:style>
    <style:style style:name="T16" style:family="text">
      <style:text-properties fo:language="grc" fo:country="GR" officeooo:rsid="0023ba70"/>
    </style:style>
    <style:style style:name="T17" style:family="text">
      <style:text-properties fo:language="grc" fo:country="GR" officeooo:rsid="00694688"/>
    </style:style>
    <style:style style:name="T18" style:family="text">
      <style:text-properties officeooo:rsid="002681aa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49880b" style:font-weight-asian="bold" style:font-weight-complex="bold"/>
    </style:style>
    <style:style style:name="T21" style:family="text">
      <style:text-properties fo:font-weight="bold" officeooo:rsid="0049a36b" style:font-weight-asian="bold" style:font-weight-complex="bold"/>
    </style:style>
    <style:style style:name="T22" style:family="text">
      <style:text-properties fo:font-weight="bold" officeooo:rsid="004d12af" style:font-weight-asian="bold" style:font-weight-complex="bold"/>
    </style:style>
    <style:style style:name="T23" style:family="text">
      <style:text-properties officeooo:rsid="0041412b"/>
    </style:style>
    <style:style style:name="T24" style:family="text">
      <style:text-properties officeooo:rsid="00484b52"/>
    </style:style>
    <style:style style:name="T25" style:family="text">
      <style:text-properties officeooo:rsid="0049880b"/>
    </style:style>
    <style:style style:name="T26" style:family="text">
      <style:text-properties fo:font-weight="normal" officeooo:rsid="0049880b" style:font-weight-asian="normal" style:font-weight-complex="normal"/>
    </style:style>
    <style:style style:name="T27" style:family="text">
      <style:text-properties fo:font-weight="normal" officeooo:rsid="004d12af" style:font-weight-asian="normal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4c44ff" style:font-style-asian="normal" style:font-style-complex="normal"/>
    </style:style>
    <style:style style:name="T30" style:family="text">
      <style:text-properties fo:font-style="normal" officeooo:rsid="0059f503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49880b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49a36b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4b8bce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4c44ff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57280b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578f38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5a68ec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4d12af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714cbe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734a3d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7df141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solid" style:text-underline-width="auto" style:text-underline-color="font-color" fo:font-weight="normal" officeooo:rsid="0049a36b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solid" style:text-underline-width="auto" style:text-underline-color="font-color" fo:font-weight="normal" officeooo:rsid="004c44ff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solid" style:text-underline-width="auto" style:text-underline-color="font-color" fo:font-weight="normal" officeooo:rsid="005a68ec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solid" style:text-underline-width="auto" style:text-underline-color="font-color" fo:font-weight="normal" officeooo:rsid="0057280b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solid" style:text-underline-width="auto" style:text-underline-color="font-color" fo:font-weight="normal" officeooo:rsid="00578f38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4c44ff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4ed2dc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49a36b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5a68ec" style:font-style-asian="normal" style:font-weight-asian="normal" style:font-style-complex="normal" style:font-weight-complex="normal"/>
    </style:style>
    <style:style style:name="T54" style:family="text">
      <style:text-properties officeooo:rsid="00542796"/>
    </style:style>
    <style:style style:name="T55" style:family="text">
      <style:text-properties officeooo:rsid="005b1a47"/>
    </style:style>
    <style:style style:name="T56" style:family="text">
      <style:text-properties officeooo:rsid="0065a9d8"/>
    </style:style>
    <style:style style:name="T57" style:family="text">
      <style:text-properties style:text-position="super 58%"/>
    </style:style>
    <style:style style:name="T58" style:family="text">
      <style:text-properties officeooo:rsid="0049a36b"/>
    </style:style>
    <style:style style:name="T59" style:family="text">
      <style:text-properties officeooo:rsid="0081e7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4">5</text:span><text:span text:style-name="T57">e</text:span> / français / télé-travail n°1</text:p>
      <text:p text:style-name="P11">é<text:span text:style-name="T24">tude du subjonctif : étude de la conjugaison</text:span></text:p>
      <text:p text:style-name="P12">L<text:span text:style-name="T25">e subjonctif est un </text:span><text:span text:style-name="T20">mode</text:span><text:span text:style-name="T26"> dont le </text:span><text:span text:style-name="T20">temps</text:span><text:span text:style-name="T26"> principal est le présent. Le subjonctif présent apparaît après certaines expressions comme « il faut que … », « à moins que… ». </text:span><text:span text:style-name="T27">Il est </text:span><text:span text:style-name="T22">toujours</text:span><text:span text:style-name="T27"> précédé du mot </text:span><text:span text:style-name="T4">que</text:span><text:span text:style-name="T39"> </text:span><text:span text:style-name="T40">ou </text:span><text:span text:style-name="T41">du mot</text:span><text:span text:style-name="T40"> </text:span><text:span text:style-name="T5">qui</text:span><text:span text:style-name="T27">. </text:span><text:span text:style-name="T26">Sa conjugaison est assez simple : à part </text:span><text:span text:style-name="T3">être</text:span><text:span text:style-name="T32"> et </text:span><text:span text:style-name="T3">avoir</text:span><text:span text:style-name="T32">, tous les verbes suiv</text:span><text:span text:style-name="T34">e</text:span><text:span text:style-name="T32">nt la même conjugaison </text:span><text:span text:style-name="T34">et ont pour finale </text:span><text:span text:style-name="T45">e</text:span><text:span text:style-name="T35">, </text:span><text:span text:style-name="T45">es</text:span><text:span text:style-name="T35">, </text:span><text:span text:style-name="T45">e</text:span><text:span text:style-name="T35">, </text:span><text:span text:style-name="T45">ions</text:span><text:span text:style-name="T35">, </text:span><text:span text:style-name="T45">iez</text:span><text:span text:style-name="T35">, </text:span><text:span text:style-name="T42">e</text:span><text:span text:style-name="T45">nt</text:span><text:span text:style-name="T35"> :</text:span></text:p>
      <text:p text:style-name="P14"><text:span text:style-name="T29">c</text:span><text:span text:style-name="T28">onjugaison régulière : </text:span><text:span text:style-name="T30">3 exemples</text:span><text:span text:style-name="T28"><text:tab/><text:tab/><text:tab/><text:tab/><text:tab/></text:span><text:span text:style-name="T29">c</text:span><text:span text:style-name="T28">onjugaison</text:span><text:span text:style-name="T30">s</text:span><text:span text:style-name="T28"> irrégulière</text:span><text:span text:style-name="T30">s</text:span></text:p>
      <text:p text:style-name="P13"><text:span text:style-name="T36">que je prenn</text:span><text:span text:style-name="T47">e</text:span><text:span text:style-name="T36"><text:tab/><text:tab/></text:span><text:span text:style-name="T33">que j’aim</text:span><text:span text:style-name="T44">e</text:span><text:span text:style-name="T33"><text:tab/><text:tab/></text:span><text:span text:style-name="T31">que je meur</text:span><text:span text:style-name="T43">e</text:span><text:span text:style-name="T49"><text:tab/><text:tab/></text:span><text:span text:style-name="T50">que je sois<text:tab/><text:tab/></text:span><text:span text:style-name="T51">que j’aie</text:span></text:p>
      <text:p text:style-name="P13"><text:span text:style-name="T36">que tu prenn</text:span><text:span text:style-name="T47">es</text:span><text:span text:style-name="T36"> <text:tab/></text:span><text:span text:style-name="T33">que tu aim</text:span><text:span text:style-name="T44">es</text:span><text:span text:style-name="T33"><text:tab/><text:tab/></text:span><text:span text:style-name="T31">que tu meur</text:span><text:span text:style-name="T43">es</text:span><text:span text:style-name="T49"><text:tab/><text:tab/></text:span><text:span text:style-name="T50">que tu sois<text:tab/><text:tab/></text:span><text:span text:style-name="T51">que tu aies</text:span></text:p>
      <text:p text:style-name="P13"><text:span text:style-name="T36">qu’il prenn</text:span><text:span text:style-name="T47">e</text:span><text:span text:style-name="T36"><text:tab/><text:tab/></text:span><text:span text:style-name="T33">qu’il aim</text:span><text:span text:style-name="T44">e</text:span><text:span text:style-name="T33"><text:tab/><text:tab/></text:span><text:span text:style-name="T31">qu’il meur</text:span><text:span text:style-name="T43">e</text:span><text:span text:style-name="T49"><text:tab/><text:tab/></text:span><text:span text:style-name="T51">qu’il soit<text:tab/><text:tab/>qu’il ait</text:span></text:p>
      <text:p text:style-name="P13"><text:span text:style-name="T37">que nous pren</text:span><text:span text:style-name="T48">ions</text:span><text:span text:style-name="T37"><text:tab/></text:span><text:span text:style-name="T33">que nous aim</text:span><text:span text:style-name="T44">ions</text:span><text:span text:style-name="T52"><text:tab/></text:span><text:span text:style-name="T31">que nous mour</text:span><text:span text:style-name="T43">ions</text:span><text:span text:style-name="T49"><text:tab/></text:span><text:span text:style-name="T51">que nous soyons<text:tab/>que nous ayons</text:span></text:p>
      <text:p text:style-name="P13"><text:span text:style-name="T33">que vous aim</text:span><text:span text:style-name="T44">iez</text:span><text:span text:style-name="T33"><text:tab/></text:span><text:span text:style-name="T31">que vous </text:span><text:span text:style-name="T38">aim</text:span><text:span text:style-name="T43">iez</text:span><text:span text:style-name="T49"><text:tab/></text:span><text:span text:style-name="T53">que vous mour</text:span><text:span text:style-name="T46">iez</text:span><text:span text:style-name="T49"><text:tab/></text:span><text:span text:style-name="T51">que vous soyez<text:tab/>que vous ayez</text:span></text:p>
      <text:p text:style-name="P13"><text:span text:style-name="T33">qu’ils aim</text:span><text:span text:style-name="T44">ent</text:span><text:span text:style-name="T33"><text:tab/><text:tab/></text:span><text:span text:style-name="T31">qu’ils </text:span><text:span text:style-name="T38">aim</text:span><text:span text:style-name="T46">ent</text:span><text:span text:style-name="T49"><text:tab/><text:tab/></text:span><text:span text:style-name="T53">qu’ils meur</text:span><text:span text:style-name="T46">ent</text:span><text:span text:style-name="T49"><text:tab/><text:tab/></text:span><text:span text:style-name="T51">qu’ils soient<text:tab/><text:tab/>qu’ils aient</text:span></text:p>
      <text:p text:style-name="Horizontal_20_Line"/>
      <text:p text:style-name="P2"><text:span text:style-name="T54">texte de Guy de Maupassant : </text:span><text:span text:style-name="T2">incipit*</text:span><text:span text:style-name="T54"> de </text:span>Chine et Japon <text:span text:style-name="T55">(nouvelle datant de 1880)</text:span></text:p>
      <text:p text:style-name="P3"><text:tab/><text:span text:style-name="T1">Une femme du monde des plus en vue donnait dernièrement </text:span><text:span text:style-name="T6">une soirée</text:span><text:span text:style-name="T1"> qui fit du bruit et où deux voyageurs spirituels, l’un parlant, l’autre dessinant avec talent, exposèrent </text:span><text:span text:style-name="T6">la vie au Japon</text:span><text:span text:style-name="T1">, </text:span><text:span text:style-name="T6">à la foule de spectateurs et d’auditeurs réunis autour d’eux</text:span><text:span text:style-name="T1">. </text:span></text:p>
      <text:p text:style-name="P16"><text:tab/>Le Japon est à la mode. <text:span text:style-name="T19">Il n’est point une rue dans Paris qui n’ait sa boutique de japoneries</text:span> ; il n’est point un boudoir ou un salon de jolie femme qui ne soit bondé de bibelots japonais. Vases du Japon, tentures du Japon, soieries du Japon, jouets du Japon, porte-allumettes, encriers, services à thé, assiettes, robes même, coiffures aussi, bijoux, sièges, tout vient du Japon en ce moment. C’est plus qu’une invasion, c’est une décentralisation du goût ; <text:span text:style-name="T10">et</text:span> <text:span text:style-name="T10">le</text:span> <text:span text:style-name="T10">bibelot</text:span> <text:span text:style-name="T10">japonais</text:span> <text:span text:style-name="T10">a pris</text:span> <text:span text:style-name="T10">une</text:span> <text:span text:style-name="T10">telle</text:span> <text:span text:style-name="T10">importance</text:span>, nous arrive en telle quantité, qu’<text:span text:style-name="T13">il</text:span> a tué <text:span text:style-name="T13">le bibelot français</text:span>. <text:span text:style-name="T21"><text:s/></text:span></text:p>
      <text:p text:style-name="P17"><text:span text:style-name="T58">* </text:span>un incipit est <text:span text:style-name="T59">le </text:span>début d’un texte</text:p>
      <text:p text:style-name="Horizontal_20_Line"/>
      <text:p text:style-name="P1">Questions sur le texte. <text:span text:style-name="T9">Sauf mention contraire, toutes les réponses doivent être rédigées sans abréviation.</text:span></text:p>
      <text:p text:style-name="P7">(01) Dans ce texte, Guy de Maupassant regrette l’influence qu’a le Japon sur la France de son époque. A quel siècle ce texte a-t-il été écrit?</text:p>
      <text:p text:style-name="P6"><text:span text:style-name="T8">(02) Parmi les </text:span><text:span text:style-name="T16">«b</text:span><text:span text:style-name="T17">ibelots</text:span><text:span text:style-name="T16">» </text:span><text:span text:style-name="T17">japonais se trouvent des </text:span><text:span text:style-name="T16">«t</text:span><text:span text:style-name="T17">entures</text:span><text:span text:style-name="T16">». </text:span><text:span text:style-name="T17">Cherchez le sens de ce mot dans un dictionnaire.</text:span></text:p>
      <text:p text:style-name="P8">(03) Quels sont les deux verbes conjugués au subjonctif présent dans votre texte ?</text:p>
      <text:p text:style-name="P9">(04) Conjuguez le verbe <text:span text:style-name="T7">tenir</text:span>, d’abord à l’indicatif présent (« je tiens »…) puis au subjonctif présent (« que je tienne »…). Pour le subjonctif, vous pouvez ajouter mentalement l’expression « il faut que… je tienne… »</text:p>
      <text:p text:style-name="P15"><text:span text:style-name="T8">(05) Recopiez ce qui est écrit en gras en remplaçant </text:span>« <text:span text:style-name="T56">une rue </text:span>» <text:span text:style-name="T18">par </text:span>« <text:span text:style-name="T18">de rues</text:span>». <text:span text:style-name="T23">Soulignez les mots que vous modifiez.</text:span></text:p>
      <text:p text:style-name="P4"><text:span text:style-name="T8">(06) Quelle est la nature grammaticale </text:span><text:span text:style-name="T11">des mots soulignés dans le texte à l’aide d’un trait simple</text:span><text:span text:style-name="T8"> ?</text:span></text:p>
      <text:p text:style-name="P5"><text:span text:style-name="T8">(07) Quelle est la fonction grammaticale </text:span><text:span text:style-name="T15">des mots soulignés dans le texte </text:span><text:span text:style-name="T14">à l’aide d’un trait double</text:span><text:span text:style-name="T12"> ?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6T12:18:20.493072133</meta:creation-date>
    <dc:date>2020-03-17T10:44:09.030631751</dc:date>
    <meta:editing-duration>PT2H33M44S</meta:editing-duration>
    <meta:editing-cycles>81</meta:editing-cycles>
    <meta:generator>LibreOffice/6.3.5.2$Linux_X86_64 LibreOffice_project/30$Build-2</meta:generator>
    <meta:print-date>2020-03-16T13:02:19.953711446</meta:print-date>
    <meta:document-statistic meta:table-count="0" meta:image-count="0" meta:object-count="0" meta:page-count="1" meta:paragraph-count="22" meta:word-count="504" meta:character-count="2856" meta:non-whitespace-character-count="2349"/>
  </office:meta>
</office:document-meta>
</file>